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4</text:span></text:p>
      <text:p text:style-name="P5"/>
      <text:p text:style-name="P4"><text:span text:style-name="T6">Unidad 02. Actividades 01</text:span></text:p>
      <text:p text:style-name="Standard"><text:span text:style-name="T9">Fecha límite de entrega: </text:span><text:span text:style-name="T10">Martes 24 de septiembre durante la clase.</text:span></text:p>
      <text:p text:style-name="P6"><text:span text:style-name="T11">❕</text:span><text:span text:style-name="T12"> </text:span><text:span text:style-name="T9">Atención: </text:span>la fecha de entrega no es prorrogable. Si no la entregas en tiempo y forma, la calificación de la actividad será 0.</text:p>
      <text:list xml:id="list299460030" text:style-name="WWNum1">
        <text:list-item>
          <text:p text:style-name="P15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13">https://www.youtube.com/watch?v=nBD4KqH5CT8</text:span></text:a></text:p>
      <text:p text:style-name="Standard">La contraseña de los usuarios creados durante la instalación debe ser “Serra2024” para evitar perdidas. </text:p>
      <text:p text:style-name="Standard"><text:span text:style-name="T9">Consejo:</text:span> Debes instalar primero Windows y por último Ubuntu (Linux). Cuando haga las particiones, Linux debería tener suficiente espacio para instalarse.</text:p>
      <text:p text:style-name="Standard"/>
      <text:p text:style-name="P6"><text:span text:style-name="T14"><text:s/>📕 </text:span><text:span text:style-name="T9">A entregar: </text:span><text:s/>enseñar al profesorado máquina virtual con arranque dual.</text:p>
      <text:list xml:id="list120129274312851" text:continue-numbering="true" text:style-name="WWNum1">
        <text:list-item>
          <text:p text:style-name="P15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13">https://sergarb1.github.io/CursoIntroduccionADocker/</text:span></text:a> realiza las siguientes actividades guiadas para obtener los conocimientos necesarios de Docker y Docker Compose:</text:p>
      <text:list xml:id="list1503855344" text:style-name="WWNum2">
        <text:list-item>
          <text:p text:style-name="P7">Realiza los casos prácticos 2 y 3 de la unidad 3.</text:p>
        </text:list-item>
        <text:list-item>
          <text:p text:style-name="P8">Realiza el primer caso práctico de la unidad 5.</text:p>
        </text:list-item>
        <text:list-item>
          <text:p text:style-name="P8">Realiza los casos prácticos 1 y 4 <text:s/>de la unidad 6.</text:p>
        </text:list-item>
        <text:list-item>
          <text:p text:style-name="P9">Realiza el primer caso práctico de la unidad 7.</text:p>
        </text:list-item>
      </text:list>
      <text:p text:style-name="P6"><text:span text:style-name="T14"><text:s/>📕 </text:span><text:span text:style-name="T9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220" meta:character-count="1430" meta:non-whitespace-character-count="1228"/>
    <meta:generator>LibreOfficeDev/6.0.5.2$Linux_X86_64 LibreOffice_project/</meta:generator>
  </office:meta>
</office:document-meta>
</file>